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1cm" svg:stroke-color="#000000" draw:fill="none" draw:fill-color="#ffffff" fo:min-height="0.85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5000b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7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.5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1.1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5.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1.0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text-underline-style="none"/>
    </style:style>
    <style:style style:name="P5" style:family="paragraph">
      <style:text-properties fo:font-size="14pt" style:text-underline-style="non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cm" svg:height="1.3cm" svg:x="3.1cm" svg:y="5.6cm">
          <text:p text:style-name="P1">Concaten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4cm" svg:height="1.3cm" svg:x="3.6cm" svg:y="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4cm" svg:height="1.3cm" svg:x="5.7cm" svg:y="8cm">
          <text:p text:style-name="P1">B</text:p>
          <draw:enhanced-geometry svg:viewBox="0 0 21600 21600" draw:type="rectangle" draw:enhanced-path="M 0 0 L 21600 0 21600 21600 0 21600 0 0 Z N"/>
        </draw:custom-shape>
        <draw:frame draw:style-name="gr2" draw:layer="layout" svg:width="2.9cm" svg:height="0.963cm" svg:x="2.8cm" svg:y="3.3cm">
          <draw:text-box>
            <text:p>Problem</text:p>
          </draw:text-box>
        </draw:frame>
        <draw:frame draw:style-name="gr2" draw:layer="layout" svg:width="2.9cm" svg:height="0.963cm" svg:x="13.2cm" svg:y="3.3cm">
          <draw:text-box>
            <text:p>Solution</text:p>
          </draw:text-box>
        </draw:frame>
        <draw:custom-shape draw:style-name="gr1" draw:text-style-name="P1" draw:layer="layout" svg:width="1.4cm" svg:height="1.3cm" svg:x="13.5cm" svg:y="5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5.6cm" svg:y="5.6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5cm" svg:y1="6.9cm" svg:x2="4.3cm" svg:y2="8cm" draw:start-shape="id1" draw:start-glue-point="2" draw:end-shape="id2" draw:end-glue-point="0" svg:d="m5450 6900v550h-1150v550" svg:viewBox="0 0 1151 1101">
          <text:p/>
        </draw:connector>
        <draw:connector draw:style-name="gr3" draw:text-style-name="P1" draw:layer="layout" svg:x1="5.45cm" svg:y1="6.9cm" svg:x2="6.4cm" svg:y2="8cm" draw:start-shape="id1" draw:start-glue-point="2" draw:end-shape="id3" draw:end-glue-point="0" svg:d="m5450 6900v550h950v550" svg:viewBox="0 0 951 1101">
          <text:p/>
        </draw:connector>
        <draw:custom-shape draw:style-name="gr1" draw:text-style-name="P1" xml:id="id4" draw:id="id4" draw:layer="layout" svg:width="4.7cm" svg:height="1.3cm" svg:x="3cm" svg:y="11.2cm">
          <text:p text:style-name="P1">Concaten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cm" svg:height="1.3cm" svg:x="2.7cm" svg:y="13.6cm">
          <text:p text:style-name="P1">A [choice]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4cm" svg:height="1.3cm" svg:x="6.3cm" svg:y="13.6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35cm" svg:y1="12.5cm" svg:x2="4.25cm" svg:y2="13.6cm" draw:start-shape="id4" draw:start-glue-point="2" draw:end-shape="id5" draw:end-glue-point="0" svg:d="m5350 12500v550h-1100v550" svg:viewBox="0 0 1101 1101">
          <text:p/>
        </draw:connector>
        <draw:connector draw:style-name="gr3" draw:text-style-name="P1" draw:layer="layout" svg:x1="5.35cm" svg:y1="12.5cm" svg:x2="7cm" svg:y2="13.6cm" draw:start-shape="id4" draw:start-glue-point="2" draw:end-shape="id6" draw:end-glue-point="0" svg:d="m5350 12500v550h1650v550" svg:viewBox="0 0 1651 1101">
          <text:p/>
        </draw:connector>
        <draw:custom-shape draw:style-name="gr1" draw:text-style-name="P1" xml:id="id7" draw:id="id7" draw:layer="layout" svg:width="1.4cm" svg:height="1.3cm" svg:x="2.9cm" svg:y="1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cm" svg:height="1.3cm" svg:x="4.8cm" svg:y="16cm">
          <text:p text:style-name="P1">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5cm" svg:y1="14.9cm" svg:x2="3.6cm" svg:y2="16cm" draw:start-shape="id5" draw:start-glue-point="2" draw:end-shape="id7" draw:end-glue-point="0" svg:d="m4250 14900v550h-650v550" svg:viewBox="0 0 651 1101">
          <text:p/>
        </draw:connector>
        <draw:connector draw:style-name="gr3" draw:text-style-name="P1" draw:layer="layout" svg:x1="4.25cm" svg:y1="14.9cm" svg:x2="5.5cm" svg:y2="16cm" draw:start-shape="id5" draw:start-glue-point="2" draw:end-shape="id8" draw:end-glue-point="0" svg:d="m4250 14900v550h1250v550" svg:viewBox="0 0 1251 1101">
          <text:p/>
        </draw:connector>
        <draw:custom-shape draw:style-name="gr1" draw:text-style-name="P1" draw:layer="layout" svg:width="1.4cm" svg:height="1.3cm" svg:x="13.4cm" svg:y="11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5.2cm" svg:y="11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7cm" svg:y="11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3.4cm" svg:y="1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5.2cm" svg:y="1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7cm" svg:y="1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cm" svg:height="1.3cm" svg:x="2.9cm" svg:y="19cm">
          <text:p text:style-name="P1">Concaten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1cm" svg:height="1.3cm" svg:x="2.6cm" svg:y="21.4cm">
          <text:p text:style-name="P1">Cho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4cm" svg:height="1.3cm" svg:x="6.2cm" svg:y="21.4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5cm" svg:y1="20.3cm" svg:x2="4.15cm" svg:y2="21.4cm" draw:start-shape="id9" draw:start-glue-point="2" draw:end-shape="id10" draw:end-glue-point="0" svg:d="m5250 20300v550h-1100v550" svg:viewBox="0 0 1101 1101">
          <text:p/>
        </draw:connector>
        <draw:connector draw:style-name="gr3" draw:text-style-name="P1" draw:layer="layout" svg:x1="5.25cm" svg:y1="20.3cm" svg:x2="6.9cm" svg:y2="21.4cm" draw:start-shape="id9" draw:start-glue-point="2" draw:end-shape="id11" draw:end-glue-point="0" svg:d="m5250 20300v550h1650v550" svg:viewBox="0 0 1651 1101">
          <text:p/>
        </draw:connector>
        <draw:custom-shape draw:style-name="gr1" draw:text-style-name="P1" xml:id="id12" draw:id="id12" draw:layer="layout" svg:width="1.4cm" svg:height="1.3cm" svg:x="2.8cm" svg:y="23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8cm" svg:height="1.3cm" svg:x="4.7cm" svg:y="23.8cm">
          <text:p text:style-name="P1">Concaten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5cm" svg:y1="22.7cm" svg:x2="3.5cm" svg:y2="23.8cm" draw:start-shape="id10" draw:start-glue-point="2" draw:end-shape="id12" draw:end-glue-point="0" svg:d="m4150 22700v550h-650v550" svg:viewBox="0 0 651 1101">
          <text:p/>
        </draw:connector>
        <draw:connector draw:style-name="gr3" draw:text-style-name="P1" draw:layer="layout" svg:x1="4.15cm" svg:y1="22.7cm" svg:x2="7.6cm" svg:y2="23.8cm" draw:start-shape="id10" draw:start-glue-point="2" draw:end-shape="id13" draw:end-glue-point="0" svg:d="m4150 22700v550h3450v550" svg:viewBox="0 0 3451 1101">
          <text:p/>
        </draw:connector>
        <draw:custom-shape draw:style-name="gr1" draw:text-style-name="P1" xml:id="id14" draw:id="id14" draw:layer="layout" svg:width="1.4cm" svg:height="1.3cm" svg:x="5.6cm" svg:y="26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4cm" svg:height="1.3cm" svg:x="7.6cm" svg:y="26.5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cm" svg:y1="25.1cm" svg:x2="6.3cm" svg:y2="26.5cm" draw:start-shape="id13" draw:start-glue-point="2" draw:end-shape="id14" draw:end-glue-point="0" svg:d="m7600 25100v700h-1300v700" svg:viewBox="0 0 1301 1401">
          <text:p/>
        </draw:connector>
        <draw:connector draw:style-name="gr3" draw:text-style-name="P1" draw:layer="layout" svg:x1="7.6cm" svg:y1="25.1cm" svg:x2="8.3cm" svg:y2="26.5cm" draw:start-shape="id13" draw:start-glue-point="2" draw:end-shape="id15" svg:d="m7600 25100v700h700v700" svg:viewBox="0 0 701 1401">
          <text:p/>
        </draw:connector>
        <draw:custom-shape draw:style-name="gr1" draw:text-style-name="P1" draw:layer="layout" svg:width="1.4cm" svg:height="1.3cm" svg:x="13.3cm" svg:y="1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5.1cm" svg:y="1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3.3cm" svg:y="20.7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5.1cm" svg:y="20.7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6.9cm" svg:y="20.7cm">
          <text:p text:style-name="P1">B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cm" svg:height="1.2cm" svg:x="6.1cm" svg:y="1.4cm">
          <draw:text-box>
            <text:p text:style-name="P2"><text:span text:style-name="T1">Example input and output</text:span></text:p>
          </draw:text-box>
        </draw:frame>
      </draw:page>
      <draw:page draw:name="page2" draw:style-name="dp1" draw:master-page-name="Default">
        <draw:custom-shape draw:style-name="gr1" draw:text-style-name="P1" xml:id="id16" draw:id="id16" draw:layer="layout" svg:width="4.7cm" svg:height="1.3cm" svg:x="1.6cm" svg:y="3.65cm">
          <text:p text:style-name="P1">Concaten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1cm" svg:height="1.3cm" svg:x="1.3cm" svg:y="6.05cm">
          <text:p text:style-name="P1">Cho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4cm" svg:height="1.3cm" svg:x="4.9cm" svg:y="6.05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4.95cm" svg:x2="2.85cm" svg:y2="6.05cm" draw:start-shape="id16" draw:start-glue-point="2" draw:end-shape="id17" draw:end-glue-point="0" svg:d="m3950 4950v550h-1100v550" svg:viewBox="0 0 1101 1101">
          <text:p/>
        </draw:connector>
        <draw:connector draw:style-name="gr3" draw:text-style-name="P1" draw:layer="layout" svg:x1="3.95cm" svg:y1="4.95cm" svg:x2="5.6cm" svg:y2="6.05cm" draw:start-shape="id16" draw:start-glue-point="2" draw:end-shape="id18" draw:end-glue-point="0" svg:d="m3950 4950v550h1650v550" svg:viewBox="0 0 1651 1101">
          <text:p/>
        </draw:connector>
        <draw:custom-shape draw:style-name="gr1" draw:text-style-name="P1" xml:id="id19" draw:id="id19" draw:layer="layout" svg:width="1.4cm" svg:height="1.3cm" svg:x="1.5cm" svg:y="8.4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.8cm" svg:height="1.3cm" svg:x="3.4cm" svg:y="8.45cm">
          <text:p text:style-name="P1">Concaten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85cm" svg:y1="7.35cm" svg:x2="2.2cm" svg:y2="8.45cm" draw:start-shape="id17" draw:start-glue-point="2" draw:end-shape="id19" draw:end-glue-point="0" svg:d="m2850 7350v550h-650v550" svg:viewBox="0 0 651 1101">
          <text:p/>
        </draw:connector>
        <draw:connector draw:style-name="gr3" draw:text-style-name="P1" draw:layer="layout" svg:x1="2.85cm" svg:y1="7.35cm" svg:x2="6.3cm" svg:y2="8.45cm" draw:start-shape="id17" draw:start-glue-point="2" draw:end-shape="id20" draw:end-glue-point="0" svg:d="m2850 7350v550h3450v550" svg:viewBox="0 0 3451 1101">
          <text:p/>
        </draw:connector>
        <draw:custom-shape draw:style-name="gr1" draw:text-style-name="P1" xml:id="id21" draw:id="id21" draw:layer="layout" svg:width="1.4cm" svg:height="1.3cm" svg:x="4.3cm" svg:y="11.1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4cm" svg:height="1.3cm" svg:x="6.3cm" svg:y="11.15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3cm" svg:y1="9.75cm" svg:x2="5cm" svg:y2="11.15cm" draw:start-shape="id20" draw:start-glue-point="2" draw:end-shape="id21" draw:end-glue-point="0" svg:d="m6300 9750v700h-1300v700" svg:viewBox="0 0 1301 1401">
          <text:p/>
        </draw:connector>
        <draw:connector draw:style-name="gr3" draw:text-style-name="P1" draw:layer="layout" svg:x1="6.3cm" svg:y1="9.75cm" svg:x2="7cm" svg:y2="11.15cm" draw:start-shape="id20" draw:start-glue-point="2" draw:end-shape="id22" svg:d="m6300 9750v700h700v700" svg:viewBox="0 0 701 1401">
          <text:p/>
        </draw:connector>
        <draw:custom-shape draw:style-name="gr1" draw:text-style-name="P1" draw:layer="layout" svg:width="2.7cm" svg:height="1.3cm" svg:x="9.9cm" svg:y="14.15cm">
          <text:p text:style-name="P1">[[E, F]]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6cm" svg:y1="13.85cm" svg:x2="6.8cm" svg:y2="9.95cm">
          <text:p/>
        </draw:line>
        <draw:custom-shape draw:style-name="gr1" draw:text-style-name="P1" draw:layer="layout" svg:width="3.7cm" svg:height="1.3cm" svg:x="10cm" svg:y="6.75cm">
          <text:p text:style-name="P1">[[C],[E, F]]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8cm" svg:y1="7.45cm" svg:x2="2.9cm" svg:y2="7.85cm">
          <text:p/>
        </draw:line>
        <draw:frame draw:style-name="gr6" draw:text-style-name="P3" draw:layer="layout" svg:width="7cm" svg:height="1.1cm" svg:x="9.8cm" svg:y="15.85cm">
          <draw:text-box>
            <text:p text:style-name="P3"><text:span text:style-name="T2">Returns 1 path [with 2 items]</text:span></text:p>
          </draw:text-box>
        </draw:frame>
        <draw:frame draw:style-name="gr7" draw:text-style-name="P3" draw:layer="layout" svg:width="9.3cm" svg:height="1.9cm" svg:x="10.1cm" svg:y="8.35cm">
          <draw:text-box>
            <text:p text:style-name="P3"><text:span text:style-name="T2">Returns 2 paths [with 1 item and the other one with 2 items]</text:span></text:p>
          </draw:text-box>
        </draw:frame>
        <draw:line draw:style-name="gr5" draw:text-style-name="P1" draw:layer="layout" svg:x1="4.4cm" svg:y1="15.25cm" svg:x2="4.8cm" svg:y2="12.85cm">
          <text:p/>
        </draw:line>
        <draw:custom-shape draw:style-name="gr1" draw:text-style-name="P1" draw:layer="layout" svg:width="1.9cm" svg:height="1.3cm" svg:x="3.4cm" svg:y="15.65cm">
          <text:p text:style-name="P1">[[E]]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cm" svg:height="1.5cm" svg:x="2.4cm" svg:y="17.35cm">
          <draw:text-box>
            <text:p text:style-name="P3"><text:span text:style-name="T2">Returns 1 path [with 1 item]</text:span></text:p>
          </draw:text-box>
        </draw:frame>
        <draw:frame draw:style-name="gr9" draw:text-style-name="P3" draw:layer="layout" svg:width="12.4cm" svg:height="6.25cm" svg:x="2.2cm" svg:y="19.45cm">
          <draw:text-box>
            <text:p text:style-name="P3"><text:span text:style-name="T2">Choosen solution gives always the same format back to the upper level array of arrays.</text:span></text:p>
            <text:p text:style-name="P3"><text:span text:style-name="T2"/></text:p>
            <text:p text:style-name="P3"><text:span text:style-name="T2">First it wraps all the items of one path into an array. Then the path[s] is/are wrapped in a collection [array] of possible paths.</text:span></text:p>
            <text:p text:style-name="P3"><text:span text:style-name="T2"/></text:p>
            <text:p text:style-name="P3"><text:span text:style-name="T2">This way the higher level node does not even need to know how to handle the return combinations because the format will always be the same.</text:span></text:p>
          </draw:text-box>
        </draw:frame>
        <draw:frame draw:style-name="gr4" draw:text-style-name="P2" draw:layer="layout" svg:width="10.4cm" svg:height="1.2cm" svg:x="5cm" svg:y="1.4cm">
          <draw:text-box>
            <text:p text:style-name="P2"><text:span text:style-name="T1">Returning values from child-nod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.9cm" svg:height="1.3cm" svg:x="6.7cm" svg:y="10.4cm">
          <text:p text:style-name="P1">[[E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.3cm" svg:x="14.1cm" svg:y="10.4cm">
          <text:p text:style-name="P1">[[E, 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3cm" svg:x="9cm" svg:y="10.4cm">
          <text:p text:style-name="P1">[[F]]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0.4cm" svg:height="1.2cm" svg:x="5cm" svg:y="1.4cm">
          <draw:text-box>
            <text:p text:style-name="P2"><text:span text:style-name="T1">Processing of return values</text:span></text:p>
          </draw:text-box>
        </draw:frame>
        <draw:frame draw:style-name="gr4" draw:text-style-name="P4" draw:layer="layout" svg:width="4.8cm" svg:height="1.2cm" svg:x="1.1cm" svg:y="10.4cm">
          <draw:text-box>
            <text:p text:style-name="P4"><text:span text:style-name="T3">Concatenation</text:span></text:p>
          </draw:text-box>
        </draw:frame>
        <draw:frame draw:style-name="gr4" draw:text-style-name="P4" draw:layer="layout" svg:width="4.8cm" svg:height="1.2cm" svg:x="1.1cm" svg:y="8.4cm">
          <draw:text-box>
            <text:p text:style-name="P4"><text:span text:style-name="T3">Rule</text:span></text:p>
          </draw:text-box>
        </draw:frame>
        <draw:frame draw:style-name="gr4" draw:text-style-name="P4" draw:layer="layout" svg:width="5.2cm" svg:height="1.2cm" svg:x="6.6cm" svg:y="8.4cm">
          <draw:text-box>
            <text:p text:style-name="P4"><text:span text:style-name="T3">Children values</text:span></text:p>
          </draw:text-box>
        </draw:frame>
        <draw:frame draw:style-name="gr4" draw:text-style-name="P4" draw:layer="layout" svg:width="6cm" svg:height="1.2cm" svg:x="12.3cm" svg:y="8.5cm">
          <draw:text-box>
            <text:p text:style-name="P4"><text:span text:style-name="T3">Processed values</text:span></text:p>
          </draw:text-box>
        </draw:frame>
        <draw:custom-shape draw:style-name="gr1" draw:text-style-name="P1" draw:layer="layout" svg:width="3.4cm" svg:height="1.3cm" svg:x="6.7cm" svg:y="12.9cm">
          <text:p text:style-name="P1">[[A], [B, C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3cm" svg:x="10.5cm" svg:y="12.9cm">
          <text:p text:style-name="P1">[[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3cm" svg:x="14.1cm" svg:y="12.9cm">
          <text:p text:style-name="P1">[[A, F], [B, C, 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3cm" svg:x="6.5cm" svg:y="21.2cm">
          <text:p text:style-name="P1">[[E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.3cm" svg:x="13.2cm" svg:y="21.2cm">
          <text:p text:style-name="P1">[[E], [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3cm" svg:x="8.8cm" svg:y="21.2cm">
          <text:p text:style-name="P1">[[F]]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cm" svg:height="1.2cm" svg:x="1.6cm" svg:y="21.2cm">
          <draw:text-box>
            <text:p text:style-name="P4"><text:span text:style-name="T3">Choice</text:span></text:p>
          </draw:text-box>
        </draw:frame>
        <draw:custom-shape draw:style-name="gr1" draw:text-style-name="P1" draw:layer="layout" svg:width="3.4cm" svg:height="1.3cm" svg:x="6.5cm" svg:y="23.1cm">
          <text:p text:style-name="P1">[[A], [B, C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3cm" svg:x="10.3cm" svg:y="23.1cm">
          <text:p text:style-name="P1">[[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3cm" svg:x="13.2cm" svg:y="23.1cm">
          <text:p text:style-name="P1">[[A], [B, C], [F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3cm" svg:x="2.1cm" svg:y="4.4cm">
          <text:p text:style-name="P1">[[A], [B, C]]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8cm" svg:height="1.2cm" svg:x="1.7cm" svg:y="2.9cm">
          <draw:text-box>
            <text:p text:style-name="P4"><text:span text:style-name="T3">Example return value from child:</text:span></text:p>
          </draw:text-box>
        </draw:frame>
        <draw:frame draw:style-name="gr4" draw:text-style-name="P4" draw:layer="layout" svg:width="13.7cm" svg:height="1.775cm" svg:x="6cm" svg:y="4.4cm">
          <draw:text-box>
            <text:p text:style-name="P4"><text:span text:style-name="T3">[B, C] came from a concatenation of two token [1 path, 2 items]</text:span></text:p>
          </draw:text-box>
        </draw:frame>
        <draw:frame draw:style-name="gr4" draw:text-style-name="P4" draw:layer="layout" svg:width="13.7cm" svg:height="1.775cm" svg:x="5.9cm" svg:y="6.125cm">
          <draw:text-box>
            <text:p text:style-name="P4"><text:span text:style-name="T3">[A], [B, C] came from a choice of two paths [1 item and 2 items]</text:span></text:p>
          </draw:text-box>
        </draw:frame>
        <draw:frame draw:style-name="gr10" draw:text-style-name="P5" draw:layer="layout" svg:width="14.4cm" svg:height="1.461cm" svg:x="2.5cm" svg:y="19cm">
          <draw:text-box>
            <text:p text:style-name="P5"><text:span text:style-name="T4">Process: Cartesian product &amp; merge arrays.</text:span></text:p>
            <text:p text:style-name="P5"><text:span text:style-name="T4">Possible helper function: http://stackoverflow.com/a/2516779</text:span></text:p>
          </draw:text-box>
        </draw:frame>
        <draw:custom-shape draw:style-name="gr1" draw:text-style-name="P1" draw:layer="layout" svg:width="3.4cm" svg:height="1.3cm" svg:x="6.8cm" svg:y="15.6cm">
          <text:p text:style-name="P1">[[A], [B, C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3cm" svg:x="10.5cm" svg:y="15.6cm">
          <text:p text:style-name="P1">[[F], [G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8cm" svg:x="14.1cm" svg:y="15.6cm">
          <text:p text:style-name="P1">[[A, F], [B, C, F],</text:p>
          <text:p text:style-name="P1">[A, G], [B, C, G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3cm" svg:x="6.5cm" svg:y="24.9cm">
          <text:p text:style-name="P1">[[A], [B, C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3cm" svg:x="10.2cm" svg:y="24.9cm">
          <text:p text:style-name="P1">[[F], [G]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8cm" svg:x="13.8cm" svg:y="24.9cm">
          <text:p text:style-name="P1">[[A], [B, C], [F], [G]]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7.3cm" svg:height="1.4cm" svg:x="1.9cm" svg:y="26.7cm">
          <draw:text-box>
            <text:p text:style-name="P4"><text:span text:style-name="T3">Process: merge arr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14:43:20.520000000</meta:creation-date>
    <dc:date>2014-06-10T21:29:37.594000000</dc:date>
    <meta:editing-duration>P1DT6H41M29S</meta:editing-duration>
    <meta:editing-cycles>6</meta:editing-cycles>
    <meta:generator>LibreOffice/4.1.4.2$Windows_x86 LibreOffice_project/0a0440ccc0227ad9829de5f46be37cfb6edcf72</meta:generator>
    <meta:document-statistic meta:object-count="97"/>
  </office:meta>
</office:document-meta>
</file>